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25mm"/>
    </style:style>
    <style:style style:name="co2" style:family="table-column">
      <style:table-column-properties fo:break-before="auto" style:column-width="21.8mm"/>
    </style:style>
    <style:style style:name="co3" style:family="table-column">
      <style:table-column-properties fo:break-before="auto" style:column-width="26.67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6" style:family="table-cell" style:parent-style-name="Default" style:data-style-name="N0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IN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5" table:default-cell-style-name="ce1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Sensitivity <text:s/>of <text:s/>NCI-60 cell lines to seven chemotherapeutic drugs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3" office:value-type="string" calcext:value-type="string">
            <text:p><text:s/>Carboplatin</text:p>
          </table:table-cell>
          <table:table-cell table:style-name="ce4" office:value-type="string" calcext:value-type="string">
            <text:p>Paclitaxel</text:p>
          </table:table-cell>
          <table:table-cell table:style-name="ce4" office:value-type="string" calcext:value-type="string">
            <text:p>Docetaxel</text:p>
          </table:table-cell>
          <table:table-cell table:style-name="ce4" office:value-type="string" calcext:value-type="string">
            <text:p>Cisplatin</text:p>
          </table:table-cell>
          <table:table-cell table:style-name="ce4" office:value-type="string" calcext:value-type="string">
            <text:p>Gefitinib</text:p>
          </table:table-cell>
          <table:table-cell table:style-name="ce4" office:value-type="string" calcext:value-type="string">
            <text:p>Doxorubicin</text:p>
          </table:table-cell>
          <table:table-cell table:style-name="ce4" office:value-type="string" calcext:value-type="string">
            <text:p>Gemcitabine</text:p>
          </table:table-cell>
          <table:table-cell table:style-name="ce2" table:number-columns-repeated="1016"/>
        </table:table-row>
        <table:table-row table:style-name="ro1">
          <table:table-cell table:style-name="ce7" office:value-type="string" calcext:value-type="string">
            <text:p>BR_BT_549</text:p>
          </table:table-cell>
          <table:table-cell office:value-type="float" office:value="4.937586" calcext:value-type="float">
            <text:p>4.937586</text:p>
          </table:table-cell>
          <table:table-cell office:value-type="float" office:value="7.897536" calcext:value-type="float">
            <text:p>7.897536</text:p>
          </table:table-cell>
          <table:table-cell office:value-type="float" office:value="8.466332" calcext:value-type="float">
            <text:p>8.466332</text:p>
          </table:table-cell>
          <table:table-cell office:value-type="float" office:value="5.103555" calcext:value-type="float">
            <text:p>5.103555</text:p>
          </table:table-cell>
          <table:table-cell office:value-type="float" office:value="5.087" calcext:value-type="float">
            <text:p>5.087</text:p>
          </table:table-cell>
          <table:table-cell office:value-type="float" office:value="6.573742" calcext:value-type="float">
            <text:p>6.573742</text:p>
          </table:table-cell>
          <table:table-cell office:value-type="float" office:value="7.119782" calcext:value-type="float">
            <text:p>7.11978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R_HS578T</text:p>
          </table:table-cell>
          <table:table-cell office:value-type="float" office:value="4.8378235" calcext:value-type="float">
            <text:p>4.8378235</text:p>
          </table:table-cell>
          <table:table-cell office:value-type="float" office:value="8.032596" calcext:value-type="float">
            <text:p>8.032596</text:p>
          </table:table-cell>
          <table:table-cell office:value-type="float" office:value="8.49032" calcext:value-type="float">
            <text:p>8.49032</text:p>
          </table:table-cell>
          <table:table-cell office:value-type="float" office:value="5.084236" calcext:value-type="float">
            <text:p>5.084236</text:p>
          </table:table-cell>
          <table:table-cell office:value-type="float" office:value="5.031" calcext:value-type="float">
            <text:p>5.031</text:p>
          </table:table-cell>
          <table:table-cell office:value-type="float" office:value="6.561655" calcext:value-type="float">
            <text:p>6.56165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R_MCF_7</text:p>
          </table:table-cell>
          <table:table-cell office:value-type="float" office:value="3.808137" calcext:value-type="float">
            <text:p>3.808137</text:p>
          </table:table-cell>
          <table:table-cell office:value-type="float" office:value="8.589768" calcext:value-type="float">
            <text:p>8.589768</text:p>
          </table:table-cell>
          <table:table-cell office:value-type="float" office:value="8.6940105" calcext:value-type="float">
            <text:p>8.6940105</text:p>
          </table:table-cell>
          <table:table-cell office:value-type="float" office:value="5.440329" calcext:value-type="float">
            <text:p>5.440329</text:p>
          </table:table-cell>
          <table:table-cell office:value-type="float" office:value="4.972" calcext:value-type="float">
            <text:p>4.972</text:p>
          </table:table-cell>
          <table:table-cell office:value-type="float" office:value="7.784432" calcext:value-type="float">
            <text:p>7.784432</text:p>
          </table:table-cell>
          <table:table-cell office:value-type="float" office:value="7.343544" calcext:value-type="float">
            <text:p>7.343544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R_MDA_MB_231</text:p>
          </table:table-cell>
          <table:table-cell office:value-type="float" office:value="4.7268875" calcext:value-type="float">
            <text:p>4.7268875</text:p>
          </table:table-cell>
          <table:table-cell office:value-type="float" office:value="7.5251215" calcext:value-type="float">
            <text:p>7.5251215</text:p>
          </table:table-cell>
          <table:table-cell office:value-type="float" office:value="7.832825" calcext:value-type="float">
            <text:p>7.832825</text:p>
          </table:table-cell>
          <table:table-cell office:value-type="float" office:value="4.690246" calcext:value-type="float">
            <text:p>4.690246</text:p>
          </table:table-cell>
          <table:table-cell office:value-type="float" office:value="4.878" calcext:value-type="float">
            <text:p>4.878</text:p>
          </table:table-cell>
          <table:table-cell office:value-type="float" office:value="6.370936" calcext:value-type="float">
            <text:p>6.37093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R_T47D</text:p>
          </table:table-cell>
          <table:table-cell office:value-type="float" office:value="4.784355" calcext:value-type="float">
            <text:p>4.784355</text:p>
          </table:table-cell>
          <table:table-cell office:value-type="float" office:value="7.417237" calcext:value-type="float">
            <text:p>7.417237</text:p>
          </table:table-cell>
          <table:table-cell office:value-type="string" calcext:value-type="string">
            <text:p>NaN</text:p>
          </table:table-cell>
          <table:table-cell office:value-type="float" office:value="4.802069" calcext:value-type="float">
            <text:p>4.802069</text:p>
          </table:table-cell>
          <table:table-cell office:value-type="float" office:value="5.222" calcext:value-type="float">
            <text:p>5.222</text:p>
          </table:table-cell>
          <table:table-cell office:value-type="float" office:value="7.0653555" calcext:value-type="float">
            <text:p>7.0653555</text:p>
          </table:table-cell>
          <table:table-cell office:value-type="float" office:value="6.063502" calcext:value-type="float">
            <text:p>6.06350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S_SF_268</text:p>
          </table:table-cell>
          <table:table-cell office:value-type="float" office:value="4.2965865" calcext:value-type="float">
            <text:p>4.29658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013452" calcext:value-type="float">
            <text:p>6.013452</text:p>
          </table:table-cell>
          <table:table-cell office:value-type="float" office:value="5.144" calcext:value-type="float">
            <text:p>5.144</text:p>
          </table:table-cell>
          <table:table-cell office:value-type="float" office:value="7.043762" calcext:value-type="float">
            <text:p>7.043762</text:p>
          </table:table-cell>
          <table:table-cell office:value-type="float" office:value="6.890422" calcext:value-type="float">
            <text:p>6.89042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S_SF_295</text:p>
          </table:table-cell>
          <table:table-cell office:value-type="float" office:value="4.167784" calcext:value-type="float">
            <text:p>4.167784</text:p>
          </table:table-cell>
          <table:table-cell office:value-type="float" office:value="7.617478" calcext:value-type="float">
            <text:p>7.617478</text:p>
          </table:table-cell>
          <table:table-cell office:value-type="float" office:value="8" calcext:value-type="float">
            <text:p>8</text:p>
          </table:table-cell>
          <table:table-cell office:value-type="float" office:value="5.919604" calcext:value-type="float">
            <text:p>5.919604</text:p>
          </table:table-cell>
          <table:table-cell office:value-type="float" office:value="5.694" calcext:value-type="float">
            <text:p>5.694</text:p>
          </table:table-cell>
          <table:table-cell office:value-type="float" office:value="7.064839" calcext:value-type="float">
            <text:p>7.064839</text:p>
          </table:table-cell>
          <table:table-cell office:value-type="float" office:value="6.669246" calcext:value-type="float">
            <text:p>6.66924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S_SF_539</text:p>
          </table:table-cell>
          <table:table-cell office:value-type="float" office:value="4.079225" calcext:value-type="float">
            <text:p>4.079225</text:p>
          </table:table-cell>
          <table:table-cell office:value-type="float" office:value="8.419133" calcext:value-type="float">
            <text:p>8.419133</text:p>
          </table:table-cell>
          <table:table-cell office:value-type="float" office:value="8" calcext:value-type="float">
            <text:p>8</text:p>
          </table:table-cell>
          <table:table-cell office:value-type="float" office:value="5.710861" calcext:value-type="float">
            <text:p>5.710861</text:p>
          </table:table-cell>
          <table:table-cell office:value-type="float" office:value="4.962" calcext:value-type="float">
            <text:p>4.962</text:p>
          </table:table-cell>
          <table:table-cell office:value-type="float" office:value="7.145725" calcext:value-type="float">
            <text:p>7.145725</text:p>
          </table:table-cell>
          <table:table-cell office:value-type="float" office:value="7.194115" calcext:value-type="float">
            <text:p>7.19411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S_SNB_19</text:p>
          </table:table-cell>
          <table:table-cell office:value-type="float" office:value="3.7732995" calcext:value-type="float">
            <text:p>3.7732995</text:p>
          </table:table-cell>
          <table:table-cell office:value-type="float" office:value="7.8203855" calcext:value-type="float">
            <text:p>7.8203855</text:p>
          </table:table-cell>
          <table:table-cell office:value-type="float" office:value="4" calcext:value-type="float">
            <text:p>4</text:p>
          </table:table-cell>
          <table:table-cell office:value-type="float" office:value="5.341553" calcext:value-type="float">
            <text:p>5.341553</text:p>
          </table:table-cell>
          <table:table-cell office:value-type="float" office:value="4.882" calcext:value-type="float">
            <text:p>4.882</text:p>
          </table:table-cell>
          <table:table-cell office:value-type="float" office:value="7.211584" calcext:value-type="float">
            <text:p>7.211584</text:p>
          </table:table-cell>
          <table:table-cell office:value-type="float" office:value="7.080765" calcext:value-type="float">
            <text:p>7.08076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S_SNB_75</text:p>
          </table:table-cell>
          <table:table-cell office:value-type="float" office:value="3.9482475" calcext:value-type="float">
            <text:p>3.9482475</text:p>
          </table:table-cell>
          <table:table-cell office:value-type="float" office:value="8.4544555" calcext:value-type="float">
            <text:p>8.4544555</text:p>
          </table:table-cell>
          <table:table-cell office:value-type="float" office:value="7.9485585" calcext:value-type="float">
            <text:p>7.9485585</text:p>
          </table:table-cell>
          <table:table-cell office:value-type="float" office:value="5.482064" calcext:value-type="float">
            <text:p>5.482064</text:p>
          </table:table-cell>
          <table:table-cell office:value-type="float" office:value="5.246" calcext:value-type="float">
            <text:p>5.246</text:p>
          </table:table-cell>
          <table:table-cell office:value-type="float" office:value="7.12233" calcext:value-type="float">
            <text:p>7.12233</text:p>
          </table:table-cell>
          <table:table-cell office:value-type="float" office:value="6.895739" calcext:value-type="float">
            <text:p>6.89573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S_U251</text:p>
          </table:table-cell>
          <table:table-cell office:value-type="float" office:value="4.164452" calcext:value-type="float">
            <text:p>4.164452</text:p>
          </table:table-cell>
          <table:table-cell office:value-type="float" office:value="8.2873485" calcext:value-type="float">
            <text:p>8.2873485</text:p>
          </table:table-cell>
          <table:table-cell office:value-type="float" office:value="8" calcext:value-type="float">
            <text:p>8</text:p>
          </table:table-cell>
          <table:table-cell office:value-type="float" office:value="5.6081415" calcext:value-type="float">
            <text:p>5.6081415</text:p>
          </table:table-cell>
          <table:table-cell office:value-type="float" office:value="4.96" calcext:value-type="float">
            <text:p>4.96</text:p>
          </table:table-cell>
          <table:table-cell office:value-type="float" office:value="7.30539" calcext:value-type="float">
            <text:p>7.30539</text:p>
          </table:table-cell>
          <table:table-cell office:value-type="float" office:value="7.096808" calcext:value-type="float">
            <text:p>7.09680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O_COLO205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8.4572265" calcext:value-type="float">
            <text:p>8.4572265</text:p>
          </table:table-cell>
          <table:table-cell office:value-type="float" office:value="8" calcext:value-type="float">
            <text:p>8</text:p>
          </table:table-cell>
          <table:table-cell office:value-type="float" office:value="4.848786" calcext:value-type="float">
            <text:p>4.848786</text:p>
          </table:table-cell>
          <table:table-cell office:value-type="float" office:value="5.192" calcext:value-type="float">
            <text:p>5.192</text:p>
          </table:table-cell>
          <table:table-cell office:value-type="float" office:value="6.692901" calcext:value-type="float">
            <text:p>6.69290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O_HCC_2998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8.60206" calcext:value-type="float">
            <text:p>8.60206</text:p>
          </table:table-cell>
          <table:table-cell office:value-type="float" office:value="8" calcext:value-type="float">
            <text:p>8</text:p>
          </table:table-cell>
          <table:table-cell office:value-type="float" office:value="5.118668" calcext:value-type="float">
            <text:p>5.118668</text:p>
          </table:table-cell>
          <table:table-cell office:value-type="float" office:value="4.965" calcext:value-type="float">
            <text:p>4.965</text:p>
          </table:table-cell>
          <table:table-cell office:value-type="float" office:value="6.633986" calcext:value-type="float">
            <text:p>6.63398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O_HCT_116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8.60206" calcext:value-type="float">
            <text:p>8.60206</text:p>
          </table:table-cell>
          <table:table-cell office:value-type="float" office:value="8" calcext:value-type="float">
            <text:p>8</text:p>
          </table:table-cell>
          <table:table-cell office:value-type="float" office:value="5.19377" calcext:value-type="float">
            <text:p>5.19377</text:p>
          </table:table-cell>
          <table:table-cell office:value-type="float" office:value="5.143" calcext:value-type="float">
            <text:p>5.143</text:p>
          </table:table-cell>
          <table:table-cell office:value-type="float" office:value="7.153786" calcext:value-type="float">
            <text:p>7.153786</text:p>
          </table:table-cell>
          <table:table-cell office:value-type="float" office:value="7.270552" calcext:value-type="float">
            <text:p>7.27055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O_HCT_15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6.450249" calcext:value-type="float">
            <text:p>6.450249</text:p>
          </table:table-cell>
          <table:table-cell office:value-type="float" office:value="7.0962775" calcext:value-type="float">
            <text:p>7.0962775</text:p>
          </table:table-cell>
          <table:table-cell office:value-type="float" office:value="5.0450405" calcext:value-type="float">
            <text:p>5.0450405</text:p>
          </table:table-cell>
          <table:table-cell office:value-type="float" office:value="5.282" calcext:value-type="float">
            <text:p>5.282</text:p>
          </table:table-cell>
          <table:table-cell office:value-type="float" office:value="5.918465" calcext:value-type="float">
            <text:p>5.91846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O_HT_29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8.60206" calcext:value-type="float">
            <text:p>8.60206</text:p>
          </table:table-cell>
          <table:table-cell office:value-type="float" office:value="8" calcext:value-type="float">
            <text:p>8</text:p>
          </table:table-cell>
          <table:table-cell office:value-type="float" office:value="4.964052" calcext:value-type="float">
            <text:p>4.964052</text:p>
          </table:table-cell>
          <table:table-cell office:value-type="float" office:value="5.394" calcext:value-type="float">
            <text:p>5.394</text:p>
          </table:table-cell>
          <table:table-cell office:value-type="float" office:value="6.7633805" calcext:value-type="float">
            <text:p>6.7633805</text:p>
          </table:table-cell>
          <table:table-cell office:value-type="float" office:value="6.327321" calcext:value-type="float">
            <text:p>6.32732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O_KM12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8.5008655" calcext:value-type="float">
            <text:p>8.5008655</text:p>
          </table:table-cell>
          <table:table-cell office:value-type="float" office:value="8" calcext:value-type="float">
            <text:p>8</text:p>
          </table:table-cell>
          <table:table-cell office:value-type="float" office:value="4.904817" calcext:value-type="float">
            <text:p>4.904817</text:p>
          </table:table-cell>
          <table:table-cell office:value-type="float" office:value="5.092" calcext:value-type="float">
            <text:p>5.092</text:p>
          </table:table-cell>
          <table:table-cell office:value-type="float" office:value="6.619636" calcext:value-type="float">
            <text:p>6.61963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O_SW_620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8.147662" calcext:value-type="float">
            <text:p>8.147662</text:p>
          </table:table-cell>
          <table:table-cell office:value-type="float" office:value="8" calcext:value-type="float">
            <text:p>8</text:p>
          </table:table-cell>
          <table:table-cell office:value-type="float" office:value="5.240792" calcext:value-type="float">
            <text:p>5.240792</text:p>
          </table:table-cell>
          <table:table-cell office:value-type="float" office:value="5.097" calcext:value-type="float">
            <text:p>5.097</text:p>
          </table:table-cell>
          <table:table-cell office:value-type="float" office:value="7.121352" calcext:value-type="float">
            <text:p>7.12135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C_A549</text:p>
          </table:table-cell>
          <table:table-cell office:value-type="float" office:value="3.9443415" calcext:value-type="float">
            <text:p>3.9443415</text:p>
          </table:table-cell>
          <table:table-cell office:value-type="float" office:value="8.1499805" calcext:value-type="float">
            <text:p>8.1499805</text:p>
          </table:table-cell>
          <table:table-cell office:value-type="float" office:value="8" calcext:value-type="float">
            <text:p>8</text:p>
          </table:table-cell>
          <table:table-cell office:value-type="float" office:value="5.327776" calcext:value-type="float">
            <text:p>5.327776</text:p>
          </table:table-cell>
          <table:table-cell office:value-type="float" office:value="5.119" calcext:value-type="float">
            <text:p>5.119</text:p>
          </table:table-cell>
          <table:table-cell office:value-type="float" office:value="7.14036" calcext:value-type="float">
            <text:p>7.14036</text:p>
          </table:table-cell>
          <table:table-cell office:value-type="float" office:value="7.285975" calcext:value-type="float">
            <text:p>7.28597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C_EKVX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6.875039" calcext:value-type="float">
            <text:p>6.875039</text:p>
          </table:table-cell>
          <table:table-cell office:value-type="float" office:value="5.7912945" calcext:value-type="float">
            <text:p>5.7912945</text:p>
          </table:table-cell>
          <table:table-cell office:value-type="float" office:value="4.957037" calcext:value-type="float">
            <text:p>4.957037</text:p>
          </table:table-cell>
          <table:table-cell office:value-type="float" office:value="7.349" calcext:value-type="float">
            <text:p>7.349</text:p>
          </table:table-cell>
          <table:table-cell office:value-type="float" office:value="6.2719425" calcext:value-type="float">
            <text:p>6.271942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C_HOP_62</text:p>
          </table:table-cell>
          <table:table-cell office:value-type="float" office:value="3.809208" calcext:value-type="float">
            <text:p>3.809208</text:p>
          </table:table-cell>
          <table:table-cell office:value-type="float" office:value="7.624302" calcext:value-type="float">
            <text:p>7.624302</text:p>
          </table:table-cell>
          <table:table-cell office:value-type="float" office:value="8" calcext:value-type="float">
            <text:p>8</text:p>
          </table:table-cell>
          <table:table-cell office:value-type="float" office:value="5.552531" calcext:value-type="float">
            <text:p>5.552531</text:p>
          </table:table-cell>
          <table:table-cell office:value-type="float" office:value="4.991" calcext:value-type="float">
            <text:p>4.991</text:p>
          </table:table-cell>
          <table:table-cell office:value-type="float" office:value="7.1870025" calcext:value-type="float">
            <text:p>7.1870025</text:p>
          </table:table-cell>
          <table:table-cell office:value-type="float" office:value="7.330234" calcext:value-type="float">
            <text:p>7.330234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C_HOP_92</text:p>
          </table:table-cell>
          <table:table-cell office:value-type="float" office:value="3.86743" calcext:value-type="float">
            <text:p>3.86743</text:p>
          </table:table-cell>
          <table:table-cell office:value-type="float" office:value="6.4629615" calcext:value-type="float">
            <text:p>6.4629615</text:p>
          </table:table-cell>
          <table:table-cell office:value-type="float" office:value="5.803819" calcext:value-type="float">
            <text:p>5.803819</text:p>
          </table:table-cell>
          <table:table-cell office:value-type="float" office:value="5.273106" calcext:value-type="float">
            <text:p>5.273106</text:p>
          </table:table-cell>
          <table:table-cell office:value-type="float" office:value="5.127" calcext:value-type="float">
            <text:p>5.127</text:p>
          </table:table-cell>
          <table:table-cell office:value-type="float" office:value="7.112844" calcext:value-type="float">
            <text:p>7.112844</text:p>
          </table:table-cell>
          <table:table-cell office:value-type="float" office:value="6.485129" calcext:value-type="float">
            <text:p>6.48512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C_NCI_H226</text:p>
          </table:table-cell>
          <table:table-cell office:value-type="float" office:value="3.926547" calcext:value-type="float">
            <text:p>3.926547</text:p>
          </table:table-cell>
          <table:table-cell office:value-type="float" office:value="7.437798" calcext:value-type="float">
            <text:p>7.437798</text:p>
          </table:table-cell>
          <table:table-cell office:value-type="float" office:value="4.871954" calcext:value-type="float">
            <text:p>4.871954</text:p>
          </table:table-cell>
          <table:table-cell office:value-type="float" office:value="5.127643" calcext:value-type="float">
            <text:p>5.127643</text:p>
          </table:table-cell>
          <table:table-cell office:value-type="float" office:value="4.81" calcext:value-type="float">
            <text:p>4.81</text:p>
          </table:table-cell>
          <table:table-cell office:value-type="float" office:value="7.328624" calcext:value-type="float">
            <text:p>7.328624</text:p>
          </table:table-cell>
          <table:table-cell office:value-type="float" office:value="6.350775" calcext:value-type="float">
            <text:p>6.35077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C_NCI_H23</text:p>
          </table:table-cell>
          <table:table-cell office:value-type="float" office:value="4.253683" calcext:value-type="float">
            <text:p>4.253683</text:p>
          </table:table-cell>
          <table:table-cell office:value-type="float" office:value="8.1202345" calcext:value-type="float">
            <text:p>8.1202345</text:p>
          </table:table-cell>
          <table:table-cell office:value-type="float" office:value="7.857925" calcext:value-type="float">
            <text:p>7.857925</text:p>
          </table:table-cell>
          <table:table-cell office:value-type="float" office:value="5.98133" calcext:value-type="float">
            <text:p>5.98133</text:p>
          </table:table-cell>
          <table:table-cell office:value-type="float" office:value="4.774" calcext:value-type="float">
            <text:p>4.774</text:p>
          </table:table-cell>
          <table:table-cell office:value-type="float" office:value="6.981253" calcext:value-type="float">
            <text:p>6.981253</text:p>
          </table:table-cell>
          <table:table-cell office:value-type="float" office:value="7.622516" calcext:value-type="float">
            <text:p>7.62251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C_NCI_H322M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8.032351" calcext:value-type="float">
            <text:p>8.032351</text:p>
          </table:table-cell>
          <table:table-cell office:value-type="float" office:value="7.610872" calcext:value-type="float">
            <text:p>7.610872</text:p>
          </table:table-cell>
          <table:table-cell office:value-type="float" office:value="5.036397" calcext:value-type="float">
            <text:p>5.036397</text:p>
          </table:table-cell>
          <table:table-cell office:value-type="float" office:value="7.07" calcext:value-type="float">
            <text:p>7.07</text:p>
          </table:table-cell>
          <table:table-cell office:value-type="float" office:value="6.31948" calcext:value-type="float">
            <text:p>6.31948</text:p>
          </table:table-cell>
          <table:table-cell office:value-type="float" office:value="6.235019" calcext:value-type="float">
            <text:p>6.23501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C_NCI_H460</text:p>
          </table:table-cell>
          <table:table-cell office:value-type="float" office:value="4.4433305" calcext:value-type="float">
            <text:p>4.4433305</text:p>
          </table:table-cell>
          <table:table-cell office:value-type="float" office:value="8.60206" calcext:value-type="float">
            <text:p>8.60206</text:p>
          </table:table-cell>
          <table:table-cell office:value-type="float" office:value="8" calcext:value-type="float">
            <text:p>8</text:p>
          </table:table-cell>
          <table:table-cell office:value-type="float" office:value="6.133715" calcext:value-type="float">
            <text:p>6.133715</text:p>
          </table:table-cell>
          <table:table-cell office:value-type="float" office:value="5.177" calcext:value-type="float">
            <text:p>5.177</text:p>
          </table:table-cell>
          <table:table-cell office:value-type="float" office:value="8.257456" calcext:value-type="float">
            <text:p>8.257456</text:p>
          </table:table-cell>
          <table:table-cell office:value-type="float" office:value="7.380171" calcext:value-type="float">
            <text:p>7.38017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C_NCI_H522</text:p>
          </table:table-cell>
          <table:table-cell office:value-type="float" office:value="4.2123475" calcext:value-type="float">
            <text:p>4.2123475</text:p>
          </table:table-cell>
          <table:table-cell office:value-type="float" office:value="8.436996" calcext:value-type="float">
            <text:p>8.436996</text:p>
          </table:table-cell>
          <table:table-cell office:value-type="float" office:value="8" calcext:value-type="float">
            <text:p>8</text:p>
          </table:table-cell>
          <table:table-cell office:value-type="float" office:value="5.524571" calcext:value-type="float">
            <text:p>5.524571</text:p>
          </table:table-cell>
          <table:table-cell office:value-type="float" office:value="5.169" calcext:value-type="float">
            <text:p>5.169</text:p>
          </table:table-cell>
          <table:table-cell office:value-type="float" office:value="7.236682" calcext:value-type="float">
            <text:p>7.236682</text:p>
          </table:table-cell>
          <table:table-cell office:value-type="float" office:value="6.141668" calcext:value-type="float">
            <text:p>6.14166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E_CCRF-CEM</text:p>
          </table:table-cell>
          <table:table-cell office:value-type="float" office:value="4.078632" calcext:value-type="float">
            <text:p>4.078632</text:p>
          </table:table-cell>
          <table:table-cell office:value-type="float" office:value="8.557297" calcext:value-type="float">
            <text:p>8.557297</text:p>
          </table:table-cell>
          <table:table-cell office:value-type="float" office:value="7.7715995" calcext:value-type="float">
            <text:p>7.7715995</text:p>
          </table:table-cell>
          <table:table-cell office:value-type="float" office:value="5.815753" calcext:value-type="float">
            <text:p>5.815753</text:p>
          </table:table-cell>
          <table:table-cell office:value-type="float" office:value="5.341" calcext:value-type="float">
            <text:p>5.341</text:p>
          </table:table-cell>
          <table:table-cell office:value-type="float" office:value="7.383894" calcext:value-type="float">
            <text:p>7.383894</text:p>
          </table:table-cell>
          <table:table-cell office:value-type="float" office:value="7.431716" calcext:value-type="float">
            <text:p>7.43171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E_HL_60</text:p>
          </table:table-cell>
          <table:table-cell office:value-type="float" office:value="4.557503" calcext:value-type="float">
            <text:p>4.557503</text:p>
          </table:table-cell>
          <table:table-cell office:value-type="float" office:value="8.60206" calcext:value-type="float">
            <text:p>8.60206</text:p>
          </table:table-cell>
          <table:table-cell office:value-type="float" office:value="8" calcext:value-type="float">
            <text:p>8</text:p>
          </table:table-cell>
          <table:table-cell office:value-type="float" office:value="6.293404" calcext:value-type="float">
            <text:p>6.293404</text:p>
          </table:table-cell>
          <table:table-cell office:value-type="float" office:value="5.256" calcext:value-type="float">
            <text:p>5.256</text:p>
          </table:table-cell>
          <table:table-cell office:value-type="float" office:value="7.168934" calcext:value-type="float">
            <text:p>7.168934</text:p>
          </table:table-cell>
          <table:table-cell office:value-type="float" office:value="7.599618" calcext:value-type="float">
            <text:p>7.59961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E_K_562</text:p>
          </table:table-cell>
          <table:table-cell office:value-type="float" office:value="3.609181" calcext:value-type="float">
            <text:p>3.609181</text:p>
          </table:table-cell>
          <table:table-cell office:value-type="float" office:value="8.581536" calcext:value-type="float">
            <text:p>8.581536</text:p>
          </table:table-cell>
          <table:table-cell office:value-type="float" office:value="8" calcext:value-type="float">
            <text:p>8</text:p>
          </table:table-cell>
          <table:table-cell office:value-type="float" office:value="5.150139" calcext:value-type="float">
            <text:p>5.150139</text:p>
          </table:table-cell>
          <table:table-cell office:value-type="float" office:value="5.642" calcext:value-type="float">
            <text:p>5.642</text:p>
          </table:table-cell>
          <table:table-cell office:value-type="float" office:value="7.023766" calcext:value-type="float">
            <text:p>7.023766</text:p>
          </table:table-cell>
          <table:table-cell office:value-type="float" office:value="6.349999" calcext:value-type="float">
            <text:p>6.34999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E_MOLT_4</text:p>
          </table:table-cell>
          <table:table-cell office:value-type="float" office:value="4.0302555" calcext:value-type="float">
            <text:p>4.0302555</text:p>
          </table:table-cell>
          <table:table-cell office:value-type="float" office:value="8.24643" calcext:value-type="float">
            <text:p>8.24643</text:p>
          </table:table-cell>
          <table:table-cell office:value-type="float" office:value="8" calcext:value-type="float">
            <text:p>8</text:p>
          </table:table-cell>
          <table:table-cell office:value-type="float" office:value="5.771809" calcext:value-type="float">
            <text:p>5.771809</text:p>
          </table:table-cell>
          <table:table-cell office:value-type="float" office:value="5.407" calcext:value-type="float">
            <text:p>5.407</text:p>
          </table:table-cell>
          <table:table-cell office:value-type="float" office:value="8.0055285" calcext:value-type="float">
            <text:p>8.0055285</text:p>
          </table:table-cell>
          <table:table-cell office:value-type="float" office:value="7.33398" calcext:value-type="float">
            <text:p>7.3339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E_RPMI_8226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8.60206" calcext:value-type="float">
            <text:p>8.60206</text:p>
          </table:table-cell>
          <table:table-cell office:value-type="float" office:value="8" calcext:value-type="float">
            <text:p>8</text:p>
          </table:table-cell>
          <table:table-cell office:value-type="float" office:value="5.180505" calcext:value-type="float">
            <text:p>5.180505</text:p>
          </table:table-cell>
          <table:table-cell office:value-type="float" office:value="5.761" calcext:value-type="float">
            <text:p>5.761</text:p>
          </table:table-cell>
          <table:table-cell office:value-type="float" office:value="7.2993695" calcext:value-type="float">
            <text:p>7.2993695</text:p>
          </table:table-cell>
          <table:table-cell office:value-type="float" office:value="6.506483" calcext:value-type="float">
            <text:p>6.50648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E_SR</text:p>
          </table:table-cell>
          <table:table-cell office:value-type="float" office:value="4.8783765" calcext:value-type="float">
            <text:p>4.8783765</text:p>
          </table:table-cell>
          <table:table-cell office:value-type="float" office:value="8" calcext:value-type="float">
            <text:p>8</text:p>
          </table:table-cell>
          <table:table-cell office:value-type="float" office:value="7.951985" calcext:value-type="float">
            <text:p>7.951985</text:p>
          </table:table-cell>
          <table:table-cell office:value-type="float" office:value="5.9489705" calcext:value-type="float">
            <text:p>5.9489705</text:p>
          </table:table-cell>
          <table:table-cell office:value-type="float" office:value="5.492" calcext:value-type="float">
            <text:p>5.492</text:p>
          </table:table-cell>
          <table:table-cell office:value-type="float" office:value="8.020065" calcext:value-type="float">
            <text:p>8.020065</text:p>
          </table:table-cell>
          <table:table-cell office:value-type="float" office:value="6.996647" calcext:value-type="float">
            <text:p>6.99664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_LOXIMVI</text:p>
          </table:table-cell>
          <table:table-cell office:value-type="float" office:value="4.131559" calcext:value-type="float">
            <text:p>4.131559</text:p>
          </table:table-cell>
          <table:table-cell office:value-type="float" office:value="8.382102" calcext:value-type="float">
            <text:p>8.382102</text:p>
          </table:table-cell>
          <table:table-cell office:value-type="float" office:value="8" calcext:value-type="float">
            <text:p>8</text:p>
          </table:table-cell>
          <table:table-cell office:value-type="float" office:value="5.752613" calcext:value-type="float">
            <text:p>5.752613</text:p>
          </table:table-cell>
          <table:table-cell office:value-type="float" office:value="5.052" calcext:value-type="float">
            <text:p>5.052</text:p>
          </table:table-cell>
          <table:table-cell office:value-type="float" office:value="7.353527" calcext:value-type="float">
            <text:p>7.353527</text:p>
          </table:table-cell>
          <table:table-cell office:value-type="float" office:value="6.992367" calcext:value-type="float">
            <text:p>6.99236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_M14</text:p>
          </table:table-cell>
          <table:table-cell office:value-type="float" office:value="4.0677615" calcext:value-type="float">
            <text:p>4.0677615</text:p>
          </table:table-cell>
          <table:table-cell office:value-type="float" office:value="7.8762455" calcext:value-type="float">
            <text:p>7.8762455</text:p>
          </table:table-cell>
          <table:table-cell office:value-type="float" office:value="7.7503555" calcext:value-type="float">
            <text:p>7.7503555</text:p>
          </table:table-cell>
          <table:table-cell office:value-type="float" office:value="5.4954595" calcext:value-type="float">
            <text:p>5.4954595</text:p>
          </table:table-cell>
          <table:table-cell office:value-type="float" office:value="5.255" calcext:value-type="float">
            <text:p>5.255</text:p>
          </table:table-cell>
          <table:table-cell office:value-type="float" office:value="6.740241" calcext:value-type="float">
            <text:p>6.740241</text:p>
          </table:table-cell>
          <table:table-cell office:value-type="float" office:value="7.530937" calcext:value-type="float">
            <text:p>7.53093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_MALME_3M</text:p>
          </table:table-cell>
          <table:table-cell office:value-type="float" office:value="4.128126" calcext:value-type="float">
            <text:p>4.128126</text:p>
          </table:table-cell>
          <table:table-cell office:value-type="float" office:value="6.692057" calcext:value-type="float">
            <text:p>6.692057</text:p>
          </table:table-cell>
          <table:table-cell office:value-type="float" office:value="4" calcext:value-type="float">
            <text:p>4</text:p>
          </table:table-cell>
          <table:table-cell office:value-type="float" office:value="5.7111745" calcext:value-type="float">
            <text:p>5.7111745</text:p>
          </table:table-cell>
          <table:table-cell office:value-type="float" office:value="5.512" calcext:value-type="float">
            <text:p>5.512</text:p>
          </table:table-cell>
          <table:table-cell office:value-type="float" office:value="7.258019" calcext:value-type="float">
            <text:p>7.25801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_MDA_MB_435</text:p>
          </table:table-cell>
          <table:table-cell office:value-type="float" office:value="4.798516" calcext:value-type="float">
            <text:p>4.798516</text:p>
          </table:table-cell>
          <table:table-cell office:value-type="float" office:value="8.3148025" calcext:value-type="float">
            <text:p>8.3148025</text:p>
          </table:table-cell>
          <table:table-cell office:value-type="float" office:value="8.9136955" calcext:value-type="float">
            <text:p>8.9136955</text:p>
          </table:table-cell>
          <table:table-cell office:value-type="float" office:value="5.108119" calcext:value-type="float">
            <text:p>5.108119</text:p>
          </table:table-cell>
          <table:table-cell office:value-type="float" office:value="5.499" calcext:value-type="float">
            <text:p>5.499</text:p>
          </table:table-cell>
          <table:table-cell office:value-type="float" office:value="6.5694265" calcext:value-type="float">
            <text:p>6.5694265</text:p>
          </table:table-cell>
          <table:table-cell office:value-type="float" office:value="6.7800975" calcext:value-type="float">
            <text:p>6.780097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_SK_MEL_2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7.618397" calcext:value-type="float">
            <text:p>7.618397</text:p>
          </table:table-cell>
          <table:table-cell office:value-type="float" office:value="6.7851875" calcext:value-type="float">
            <text:p>6.7851875</text:p>
          </table:table-cell>
          <table:table-cell office:value-type="float" office:value="5.079613" calcext:value-type="float">
            <text:p>5.079613</text:p>
          </table:table-cell>
          <table:table-cell office:value-type="float" office:value="4.881" calcext:value-type="float">
            <text:p>4.881</text:p>
          </table:table-cell>
          <table:table-cell office:value-type="float" office:value="6.5818105" calcext:value-type="float">
            <text:p>6.581810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_SK_MEL_28</text:p>
          </table:table-cell>
          <table:table-cell office:value-type="float" office:value="3.6519775" calcext:value-type="float">
            <text:p>3.6519775</text:p>
          </table:table-cell>
          <table:table-cell office:value-type="float" office:value="6.364706" calcext:value-type="float">
            <text:p>6.364706</text:p>
          </table:table-cell>
          <table:table-cell office:value-type="float" office:value="4.3786945" calcext:value-type="float">
            <text:p>4.3786945</text:p>
          </table:table-cell>
          <table:table-cell office:value-type="float" office:value="5.138155" calcext:value-type="float">
            <text:p>5.138155</text:p>
          </table:table-cell>
          <table:table-cell office:value-type="float" office:value="6.525" calcext:value-type="float">
            <text:p>6.525</text:p>
          </table:table-cell>
          <table:table-cell office:value-type="float" office:value="6.5424405" calcext:value-type="float">
            <text:p>6.542440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_SK_MEL_5</text:p>
          </table:table-cell>
          <table:table-cell office:value-type="float" office:value="3.9037345" calcext:value-type="float">
            <text:p>3.9037345</text:p>
          </table:table-cell>
          <table:table-cell office:value-type="float" office:value="8.254868" calcext:value-type="float">
            <text:p>8.254868</text:p>
          </table:table-cell>
          <table:table-cell office:value-type="float" office:value="8" calcext:value-type="float">
            <text:p>8</text:p>
          </table:table-cell>
          <table:table-cell office:value-type="float" office:value="5.4123965" calcext:value-type="float">
            <text:p>5.4123965</text:p>
          </table:table-cell>
          <table:table-cell office:value-type="float" office:value="5.436" calcext:value-type="float">
            <text:p>5.436</text:p>
          </table:table-cell>
          <table:table-cell office:value-type="float" office:value="7.1837055" calcext:value-type="float">
            <text:p>7.1837055</text:p>
          </table:table-cell>
          <table:table-cell office:value-type="float" office:value="6.451842" calcext:value-type="float">
            <text:p>6.45184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_UACC_257</text:p>
          </table:table-cell>
          <table:table-cell office:value-type="float" office:value="3.905208" calcext:value-type="float">
            <text:p>3.905208</text:p>
          </table:table-cell>
          <table:table-cell office:value-type="float" office:value="7.102348" calcext:value-type="float">
            <text:p>7.102348</text:p>
          </table:table-cell>
          <table:table-cell office:value-type="float" office:value="6.5" calcext:value-type="float">
            <text:p>6.5</text:p>
          </table:table-cell>
          <table:table-cell office:value-type="float" office:value="5.1706395" calcext:value-type="float">
            <text:p>5.1706395</text:p>
          </table:table-cell>
          <table:table-cell office:value-type="float" office:value="5.161" calcext:value-type="float">
            <text:p>5.161</text:p>
          </table:table-cell>
          <table:table-cell office:value-type="float" office:value="6.68607" calcext:value-type="float">
            <text:p>6.68607</text:p>
          </table:table-cell>
          <table:table-cell office:value-type="float" office:value="6.348232" calcext:value-type="float">
            <text:p>6.34823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_UACC_62</text:p>
          </table:table-cell>
          <table:table-cell office:value-type="float" office:value="4.352385" calcext:value-type="float">
            <text:p>4.352385</text:p>
          </table:table-cell>
          <table:table-cell office:value-type="float" office:value="8.030297" calcext:value-type="float">
            <text:p>8.030297</text:p>
          </table:table-cell>
          <table:table-cell office:value-type="float" office:value="6.950774" calcext:value-type="float">
            <text:p>6.950774</text:p>
          </table:table-cell>
          <table:table-cell office:value-type="float" office:value="5.770218" calcext:value-type="float">
            <text:p>5.770218</text:p>
          </table:table-cell>
          <table:table-cell office:value-type="float" office:value="5.253" calcext:value-type="float">
            <text:p>5.253</text:p>
          </table:table-cell>
          <table:table-cell office:value-type="float" office:value="7.202552" calcext:value-type="float">
            <text:p>7.202552</text:p>
          </table:table-cell>
          <table:table-cell office:value-type="float" office:value="7.288577" calcext:value-type="float">
            <text:p>7.28857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V_IGROV1</text:p>
          </table:table-cell>
          <table:table-cell office:value-type="float" office:value="4.243135" calcext:value-type="float">
            <text:p>4.243135</text:p>
          </table:table-cell>
          <table:table-cell office:value-type="float" office:value="8.07396" calcext:value-type="float">
            <text:p>8.07396</text:p>
          </table:table-cell>
          <table:table-cell office:value-type="float" office:value="7.8545595" calcext:value-type="float">
            <text:p>7.8545595</text:p>
          </table:table-cell>
          <table:table-cell office:value-type="float" office:value="5.642785" calcext:value-type="float">
            <text:p>5.642785</text:p>
          </table:table-cell>
          <table:table-cell office:value-type="float" office:value="6.728" calcext:value-type="float">
            <text:p>6.728</text:p>
          </table:table-cell>
          <table:table-cell office:value-type="float" office:value="6.973332" calcext:value-type="float">
            <text:p>6.973332</text:p>
          </table:table-cell>
          <table:table-cell office:value-type="float" office:value="6.12737" calcext:value-type="float">
            <text:p>6.1273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V_NCI_ADR_RES</text:p>
          </table:table-cell>
          <table:table-cell office:value-type="float" office:value="3.682668" calcext:value-type="float">
            <text:p>3.682668</text:p>
          </table:table-cell>
          <table:table-cell office:value-type="float" office:value="5.638393" calcext:value-type="float">
            <text:p>5.638393</text:p>
          </table:table-cell>
          <table:table-cell office:value-type="float" office:value="6.0838575" calcext:value-type="float">
            <text:p>6.0838575</text:p>
          </table:table-cell>
          <table:table-cell office:value-type="float" office:value="5.240026" calcext:value-type="float">
            <text:p>5.240026</text:p>
          </table:table-cell>
          <table:table-cell office:value-type="float" office:value="4.876" calcext:value-type="float">
            <text:p>4.876</text:p>
          </table:table-cell>
          <table:table-cell office:value-type="float" office:value="4.7584415" calcext:value-type="float">
            <text:p>4.7584415</text:p>
          </table:table-cell>
          <table:table-cell office:value-type="float" office:value="7.271907" calcext:value-type="float">
            <text:p>7.27190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V_OVCAR_3</text:p>
          </table:table-cell>
          <table:table-cell office:value-type="float" office:value="4.215303" calcext:value-type="float">
            <text:p>4.215303</text:p>
          </table:table-cell>
          <table:table-cell office:value-type="float" office:value="8.3929615" calcext:value-type="float">
            <text:p>8.3929615</text:p>
          </table:table-cell>
          <table:table-cell office:value-type="float" office:value="8" calcext:value-type="float">
            <text:p>8</text:p>
          </table:table-cell>
          <table:table-cell office:value-type="float" office:value="5.477116" calcext:value-type="float">
            <text:p>5.477116</text:p>
          </table:table-cell>
          <table:table-cell office:value-type="float" office:value="5.317" calcext:value-type="float">
            <text:p>5.317</text:p>
          </table:table-cell>
          <table:table-cell office:value-type="float" office:value="6.39871" calcext:value-type="float">
            <text:p>6.3987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V_OVCAR_4</text:p>
          </table:table-cell>
          <table:table-cell office:value-type="float" office:value="4.10831" calcext:value-type="float">
            <text:p>4.10831</text:p>
          </table:table-cell>
          <table:table-cell office:value-type="float" office:value="6" calcext:value-type="float">
            <text:p>6</text:p>
          </table:table-cell>
          <table:table-cell office:value-type="float" office:value="4.620551" calcext:value-type="float">
            <text:p>4.620551</text:p>
          </table:table-cell>
          <table:table-cell office:value-type="float" office:value="5.734705" calcext:value-type="float">
            <text:p>5.734705</text:p>
          </table:table-cell>
          <table:table-cell office:value-type="float" office:value="5.056" calcext:value-type="float">
            <text:p>5.056</text:p>
          </table:table-cell>
          <table:table-cell office:value-type="float" office:value="6.229675" calcext:value-type="float">
            <text:p>6.22967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V_OVCAR_5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7.795928" calcext:value-type="float">
            <text:p>7.795928</text:p>
          </table:table-cell>
          <table:table-cell office:value-type="float" office:value="7.197323" calcext:value-type="float">
            <text:p>7.197323</text:p>
          </table:table-cell>
          <table:table-cell office:value-type="float" office:value="5.124211" calcext:value-type="float">
            <text:p>5.124211</text:p>
          </table:table-cell>
          <table:table-cell office:value-type="float" office:value="4.953" calcext:value-type="float">
            <text:p>4.953</text:p>
          </table:table-cell>
          <table:table-cell office:value-type="float" office:value="6.159715" calcext:value-type="float">
            <text:p>6.159715</text:p>
          </table:table-cell>
          <table:table-cell office:value-type="float" office:value="6.565811" calcext:value-type="float">
            <text:p>6.5658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V_OVCAR_8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8.1182695" calcext:value-type="float">
            <text:p>8.1182695</text:p>
          </table:table-cell>
          <table:table-cell office:value-type="float" office:value="7.928295" calcext:value-type="float">
            <text:p>7.928295</text:p>
          </table:table-cell>
          <table:table-cell office:value-type="float" office:value="5.196705" calcext:value-type="float">
            <text:p>5.196705</text:p>
          </table:table-cell>
          <table:table-cell office:value-type="float" office:value="4.965" calcext:value-type="float">
            <text:p>4.965</text:p>
          </table:table-cell>
          <table:table-cell office:value-type="float" office:value="6.878322" calcext:value-type="float">
            <text:p>6.878322</text:p>
          </table:table-cell>
          <table:table-cell office:value-type="float" office:value="7.429079" calcext:value-type="float">
            <text:p>7.42907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V_SK_OV_3</text:p>
          </table:table-cell>
          <table:table-cell office:value-type="float" office:value="3.630922" calcext:value-type="float">
            <text:p>3.630922</text:p>
          </table:table-cell>
          <table:table-cell office:value-type="float" office:value="7.939629" calcext:value-type="float">
            <text:p>7.939629</text:p>
          </table:table-cell>
          <table:table-cell office:value-type="float" office:value="7.941633" calcext:value-type="float">
            <text:p>7.941633</text:p>
          </table:table-cell>
          <table:table-cell office:value-type="float" office:value="5.092931" calcext:value-type="float">
            <text:p>5.092931</text:p>
          </table:table-cell>
          <table:table-cell office:value-type="float" office:value="6.216" calcext:value-type="float">
            <text:p>6.216</text:p>
          </table:table-cell>
          <table:table-cell office:value-type="float" office:value="6.718808" calcext:value-type="float">
            <text:p>6.718808</text:p>
          </table:table-cell>
          <table:table-cell office:value-type="float" office:value="6.346998" calcext:value-type="float">
            <text:p>6.34699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_DU_145</text:p>
          </table:table-cell>
          <table:table-cell office:value-type="float" office:value="4.9513875" calcext:value-type="float">
            <text:p>4.95138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.46616" calcext:value-type="float">
            <text:p>5.46616</text:p>
          </table:table-cell>
          <table:table-cell office:value-type="float" office:value="5.59" calcext:value-type="float">
            <text:p>5.59</text:p>
          </table:table-cell>
          <table:table-cell office:value-type="float" office:value="7.023804" calcext:value-type="float">
            <text:p>7.023804</text:p>
          </table:table-cell>
          <table:table-cell office:value-type="float" office:value="7.047337" calcext:value-type="float">
            <text:p>7.04733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_PC_3</text:p>
          </table:table-cell>
          <table:table-cell office:value-type="float" office:value="5.458077" calcext:value-type="float">
            <text:p>5.458077</text:p>
          </table:table-cell>
          <table:table-cell office:value-type="float" office:value="7.738571" calcext:value-type="float">
            <text:p>7.738571</text:p>
          </table:table-cell>
          <table:table-cell office:value-type="float" office:value="8.119144" calcext:value-type="float">
            <text:p>8.119144</text:p>
          </table:table-cell>
          <table:table-cell office:value-type="float" office:value="5.099531" calcext:value-type="float">
            <text:p>5.099531</text:p>
          </table:table-cell>
          <table:table-cell office:value-type="float" office:value="6.073" calcext:value-type="float">
            <text:p>6.073</text:p>
          </table:table-cell>
          <table:table-cell office:value-type="float" office:value="6.578774" calcext:value-type="float">
            <text:p>6.57877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_786_0</text:p>
          </table:table-cell>
          <table:table-cell office:value-type="float" office:value="4.146692" calcext:value-type="float">
            <text:p>4.146692</text:p>
          </table:table-cell>
          <table:table-cell office:value-type="float" office:value="7.3280615" calcext:value-type="float">
            <text:p>7.3280615</text:p>
          </table:table-cell>
          <table:table-cell office:value-type="float" office:value="7.7222435" calcext:value-type="float">
            <text:p>7.7222435</text:p>
          </table:table-cell>
          <table:table-cell office:value-type="float" office:value="5.685515" calcext:value-type="float">
            <text:p>5.685515</text:p>
          </table:table-cell>
          <table:table-cell office:value-type="float" office:value="5.065" calcext:value-type="float">
            <text:p>5.065</text:p>
          </table:table-cell>
          <table:table-cell office:value-type="float" office:value="7.195757" calcext:value-type="float">
            <text:p>7.195757</text:p>
          </table:table-cell>
          <table:table-cell office:value-type="float" office:value="7.309842" calcext:value-type="float">
            <text:p>7.30984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_A498</text:p>
          </table:table-cell>
          <table:table-cell office:value-type="float" office:value="3.60206" calcext:value-type="float">
            <text:p>3.60206</text:p>
          </table:table-cell>
          <table:table-cell office:value-type="float" office:value="7.4849735" calcext:value-type="float">
            <text:p>7.4849735</text:p>
          </table:table-cell>
          <table:table-cell office:value-type="float" office:value="7.41404" calcext:value-type="float">
            <text:p>7.41404</text:p>
          </table:table-cell>
          <table:table-cell office:value-type="float" office:value="5.0141015" calcext:value-type="float">
            <text:p>5.0141015</text:p>
          </table:table-cell>
          <table:table-cell office:value-type="float" office:value="6.413" calcext:value-type="float">
            <text:p>6.413</text:p>
          </table:table-cell>
          <table:table-cell office:value-type="float" office:value="6.9868805" calcext:value-type="float">
            <text:p>6.9868805</text:p>
          </table:table-cell>
          <table:table-cell office:value-type="float" office:value="7.117387" calcext:value-type="float">
            <text:p>7.11738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_ACHN</text:p>
          </table:table-cell>
          <table:table-cell office:value-type="float" office:value="4.204575" calcext:value-type="float">
            <text:p>4.204575</text:p>
          </table:table-cell>
          <table:table-cell office:value-type="float" office:value="6.0750925" calcext:value-type="float">
            <text:p>6.0750925</text:p>
          </table:table-cell>
          <table:table-cell office:value-type="float" office:value="5.740675" calcext:value-type="float">
            <text:p>5.740675</text:p>
          </table:table-cell>
          <table:table-cell office:value-type="float" office:value="5.6440255" calcext:value-type="float">
            <text:p>5.6440255</text:p>
          </table:table-cell>
          <table:table-cell office:value-type="float" office:value="6.663" calcext:value-type="float">
            <text:p>6.663</text:p>
          </table:table-cell>
          <table:table-cell office:value-type="float" office:value="7.107625" calcext:value-type="float">
            <text:p>7.107625</text:p>
          </table:table-cell>
          <table:table-cell office:value-type="float" office:value="7.875642" calcext:value-type="float">
            <text:p>7.87564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_CAKI_1</text:p>
          </table:table-cell>
          <table:table-cell office:value-type="float" office:value="4.0435695" calcext:value-type="float">
            <text:p>4.0435695</text:p>
          </table:table-cell>
          <table:table-cell office:value-type="float" office:value="6.434576" calcext:value-type="float">
            <text:p>6.434576</text:p>
          </table:table-cell>
          <table:table-cell office:value-type="float" office:value="6.974131" calcext:value-type="float">
            <text:p>6.974131</text:p>
          </table:table-cell>
          <table:table-cell office:value-type="float" office:value="5.6331605" calcext:value-type="float">
            <text:p>5.6331605</text:p>
          </table:table-cell>
          <table:table-cell office:value-type="float" office:value="6.752" calcext:value-type="float">
            <text:p>6.752</text:p>
          </table:table-cell>
          <table:table-cell office:value-type="float" office:value="6.705373" calcext:value-type="float">
            <text:p>6.705373</text:p>
          </table:table-cell>
          <table:table-cell office:value-type="float" office:value="7.139231" calcext:value-type="float">
            <text:p>7.13923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_RXF_393</text:p>
          </table:table-cell>
          <table:table-cell office:value-type="float" office:value="4.145211" calcext:value-type="float">
            <text:p>4.145211</text:p>
          </table:table-cell>
          <table:table-cell office:value-type="float" office:value="7.949395" calcext:value-type="float">
            <text:p>7.949395</text:p>
          </table:table-cell>
          <table:table-cell office:value-type="float" office:value="7.224635" calcext:value-type="float">
            <text:p>7.224635</text:p>
          </table:table-cell>
          <table:table-cell office:value-type="float" office:value="5.261669" calcext:value-type="float">
            <text:p>5.261669</text:p>
          </table:table-cell>
          <table:table-cell office:value-type="float" office:value="5.322" calcext:value-type="float">
            <text:p>5.322</text:p>
          </table:table-cell>
          <table:table-cell office:value-type="float" office:value="6.66513" calcext:value-type="float">
            <text:p>6.66513</text:p>
          </table:table-cell>
          <table:table-cell office:value-type="float" office:value="6.9685445" calcext:value-type="float">
            <text:p>6.968544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_SN12C</text:p>
          </table:table-cell>
          <table:table-cell office:value-type="float" office:value="3.7641295" calcext:value-type="float">
            <text:p>3.7641295</text:p>
          </table:table-cell>
          <table:table-cell office:value-type="float" office:value="8.084271" calcext:value-type="float">
            <text:p>8.084271</text:p>
          </table:table-cell>
          <table:table-cell office:value-type="float" office:value="7.702994" calcext:value-type="float">
            <text:p>7.702994</text:p>
          </table:table-cell>
          <table:table-cell office:value-type="float" office:value="5.184981" calcext:value-type="float">
            <text:p>5.184981</text:p>
          </table:table-cell>
          <table:table-cell office:value-type="float" office:value="5.21" calcext:value-type="float">
            <text:p>5.21</text:p>
          </table:table-cell>
          <table:table-cell office:value-type="float" office:value="7.086995" calcext:value-type="float">
            <text:p>7.086995</text:p>
          </table:table-cell>
          <table:table-cell office:value-type="float" office:value="6.683095" calcext:value-type="float">
            <text:p>6.68309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_TK_10</text:p>
          </table:table-cell>
          <table:table-cell office:value-type="float" office:value="3.94132" calcext:value-type="float">
            <text:p>3.94132</text:p>
          </table:table-cell>
          <table:table-cell office:value-type="float" office:value="6.989979" calcext:value-type="float">
            <text:p>6.989979</text:p>
          </table:table-cell>
          <table:table-cell office:value-type="float" office:value="7.7104115" calcext:value-type="float">
            <text:p>7.7104115</text:p>
          </table:table-cell>
          <table:table-cell office:value-type="float" office:value="4.905468" calcext:value-type="float">
            <text:p>4.905468</text:p>
          </table:table-cell>
          <table:table-cell office:value-type="float" office:value="6.968" calcext:value-type="float">
            <text:p>6.968</text:p>
          </table:table-cell>
          <table:table-cell office:value-type="float" office:value="6.3855325" calcext:value-type="float">
            <text:p>6.385532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_UO_31</text:p>
          </table:table-cell>
          <table:table-cell office:value-type="float" office:value="3.68875" calcext:value-type="float">
            <text:p>3.68875</text:p>
          </table:table-cell>
          <table:table-cell office:value-type="float" office:value="6.124944" calcext:value-type="float">
            <text:p>6.124944</text:p>
          </table:table-cell>
          <table:table-cell office:value-type="float" office:value="6.275645" calcext:value-type="float">
            <text:p>6.275645</text:p>
          </table:table-cell>
          <table:table-cell office:value-type="float" office:value="5.292194" calcext:value-type="float">
            <text:p>5.292194</text:p>
          </table:table-cell>
          <table:table-cell office:value-type="float" office:value="5.901" calcext:value-type="float">
            <text:p>5.901</text:p>
          </table:table-cell>
          <table:table-cell office:value-type="float" office:value="6.255037" calcext:value-type="float">
            <text:p>6.255037</text:p>
          </table:table-cell>
          <table:table-cell office:value-type="float" office:value="7.368997" calcext:value-type="float">
            <text:p>7.368997</text:p>
          </table:table-cell>
          <table:table-cell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default-cell-style-name="ce14"/>
        <table:table-column table:style-name="co7" table:default-cell-style-name="ce15"/>
        <table:table-row table:style-name="ro2">
          <table:table-cell table:style-name="ce13" office:value-type="string" calcext:value-type="string">
            <text:p>Cell lines</text:p>
          </table:table-cell>
          <table:table-cell table:style-name="ce13" office:value-type="string" calcext:value-type="string">
            <text:p>Average Z scores</text:p>
          </table:table-cell>
        </table:table-row>
        <table:table-row table:style-name="ro3">
          <table:table-cell office:value-type="string" calcext:value-type="string">
            <text:p>BR:MCF7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2">
          <table:table-cell office:value-type="string" calcext:value-type="string">
            <text:p>BR:MDA_MB_231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3">
          <table:table-cell office:value-type="string" calcext:value-type="string">
            <text:p>BR:HS578T</text:p>
          </table:table-cell>
          <table:table-cell office:value-type="float" office:value="0.36" calcext:value-type="float">
            <text:p>0.36</text:p>
          </table:table-cell>
        </table:table-row>
        <table:table-row table:style-name="ro3">
          <table:table-cell office:value-type="string" calcext:value-type="string">
            <text:p>BR:BT_549</text:p>
          </table:table-cell>
          <table:table-cell office:value-type="float" office:value="0.66" calcext:value-type="float">
            <text:p>0.66</text:p>
          </table:table-cell>
        </table:table-row>
        <table:table-row table:style-name="ro3">
          <table:table-cell office:value-type="string" calcext:value-type="string">
            <text:p>BR:T47D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2">
          <table:table-cell office:value-type="string" calcext:value-type="string">
            <text:p>CNS:SF_268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 office:value-type="string" calcext:value-type="string">
            <text:p>CNS:SF_295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2">
          <table:table-cell office:value-type="string" calcext:value-type="string">
            <text:p>CNS:SF_539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CNS:SNB_19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2">
          <table:table-cell office:value-type="string" calcext:value-type="string">
            <text:p>CNS:SNB_75</text:p>
          </table:table-cell>
          <table:table-cell office:value-type="float" office:value="0.04" calcext:value-type="float">
            <text:p>0.04</text:p>
          </table:table-cell>
        </table:table-row>
        <table:table-row table:style-name="ro3">
          <table:table-cell office:value-type="string" calcext:value-type="string">
            <text:p>CNS:U251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2">
          <table:table-cell office:value-type="string" calcext:value-type="string">
            <text:p>CO:COLO205</text:p>
          </table:table-cell>
          <table:table-cell office:value-type="float" office:value="-1.1" calcext:value-type="float">
            <text:p>-1.1</text:p>
          </table:table-cell>
        </table:table-row>
        <table:table-row table:style-name="ro2">
          <table:table-cell office:value-type="string" calcext:value-type="string">
            <text:p>CO:HCC_2998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2">
          <table:table-cell office:value-type="string" calcext:value-type="string">
            <text:p>CO:HCT_116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CO:HCT_15</text:p>
          </table:table-cell>
          <table:table-cell office:value-type="float" office:value="-1.4" calcext:value-type="float">
            <text:p>-1.4</text:p>
          </table:table-cell>
        </table:table-row>
        <table:table-row table:style-name="ro3">
          <table:table-cell office:value-type="string" calcext:value-type="string">
            <text:p>CO:HT29</text:p>
          </table:table-cell>
          <table:table-cell office:value-type="float" office:value="-1.67" calcext:value-type="float">
            <text:p>-1.67</text:p>
          </table:table-cell>
        </table:table-row>
        <table:table-row table:style-name="ro3">
          <table:table-cell office:value-type="string" calcext:value-type="string">
            <text:p>CO:KM12</text:p>
          </table:table-cell>
          <table:table-cell office:value-type="float" office:value="-1.6" calcext:value-type="float">
            <text:p>-1.6</text:p>
          </table:table-cell>
        </table:table-row>
        <table:table-row table:style-name="ro2">
          <table:table-cell office:value-type="string" calcext:value-type="string">
            <text:p>CO:SW_620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string" calcext:value-type="string">
            <text:p>LE:CCRF_CEM</text:p>
          </table:table-cell>
          <table:table-cell office:value-type="float" office:value="0.95" calcext:value-type="float">
            <text:p>0.95</text:p>
          </table:table-cell>
        </table:table-row>
        <table:table-row table:style-name="ro3">
          <table:table-cell office:value-type="string" calcext:value-type="string">
            <text:p>LE:HL_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3">
          <table:table-cell office:value-type="string" calcext:value-type="string">
            <text:p>LE:K_562</text:p>
          </table:table-cell>
          <table:table-cell office:value-type="float" office:value="0.89" calcext:value-type="float">
            <text:p>0.89</text:p>
          </table:table-cell>
        </table:table-row>
        <table:table-row table:style-name="ro3">
          <table:table-cell office:value-type="string" calcext:value-type="string">
            <text:p>LE:MOLT_4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LE:RPMI_8226</text:p>
          </table:table-cell>
          <table:table-cell office:value-type="float" office:value="0.97" calcext:value-type="float">
            <text:p>0.97</text:p>
          </table:table-cell>
        </table:table-row>
        <table:table-row table:style-name="ro3">
          <table:table-cell office:value-type="string" calcext:value-type="string">
            <text:p>LE:SR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2">
          <table:table-cell office:value-type="string" calcext:value-type="string">
            <text:p>ME:LOXIMVI</text:p>
          </table:table-cell>
          <table:table-cell office:value-type="float" office:value="1.01" calcext:value-type="float">
            <text:p>1.01</text:p>
          </table:table-cell>
        </table:table-row>
        <table:table-row table:style-name="ro2">
          <table:table-cell office:value-type="string" calcext:value-type="string">
            <text:p>ME:MALME_3M</text:p>
          </table:table-cell>
          <table:table-cell office:value-type="float" office:value="0.77" calcext:value-type="float">
            <text:p>0.77</text:p>
          </table:table-cell>
        </table:table-row>
        <table:table-row table:style-name="ro3">
          <table:table-cell office:value-type="string" calcext:value-type="string">
            <text:p>ME:M14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 office:value-type="string" calcext:value-type="string">
            <text:p>ME:SK_MEL_2</text:p>
          </table:table-cell>
          <table:table-cell office:value-type="float" office:value="1.56" calcext:value-type="float">
            <text:p>1.56</text:p>
          </table:table-cell>
        </table:table-row>
        <table:table-row table:style-name="ro2">
          <table:table-cell office:value-type="string" calcext:value-type="string">
            <text:p>ME:SK_MEL_28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ME:SK_MEL_5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ME:UACC_257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ME:UACC_62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ME:MDA_MB_435</text:p>
          </table:table-cell>
          <table:table-cell office:value-type="float" office:value="0.94" calcext:value-type="float">
            <text:p>0.94</text:p>
          </table:table-cell>
        </table:table-row>
        <table:table-row table:style-name="ro3">
          <table:table-cell office:value-type="string" calcext:value-type="string">
            <text:p>ME:MDA_N</text:p>
          </table:table-cell>
          <table:table-cell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LC:A549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3">
          <table:table-cell office:value-type="string" calcext:value-type="string">
            <text:p>LC:EKVX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3">
          <table:table-cell office:value-type="string" calcext:value-type="string">
            <text:p>LC:HOP_62</text:p>
          </table:table-cell>
          <table:table-cell office:value-type="float" office:value="0.83" calcext:value-type="float">
            <text:p>0.83</text:p>
          </table:table-cell>
        </table:table-row>
        <table:table-row table:style-name="ro3">
          <table:table-cell office:value-type="string" calcext:value-type="string">
            <text:p>LC:HOP_92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LC:NCI_H2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2">
          <table:table-cell office:value-type="string" calcext:value-type="string">
            <text:p>LC:NCI_H23</text:p>
          </table:table-cell>
          <table:table-cell office:value-type="float" office:value="-1.42" calcext:value-type="float">
            <text:p>-1.42</text:p>
          </table:table-cell>
        </table:table-row>
        <table:table-row table:style-name="ro2">
          <table:table-cell office:value-type="string" calcext:value-type="string">
            <text:p>LC:NCI_H322M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2">
          <table:table-cell office:value-type="string" calcext:value-type="string">
            <text:p>LC:NCI_H460</text:p>
          </table:table-cell>
          <table:table-cell office:value-type="float" office:value="-1.01" calcext:value-type="float">
            <text:p>-1.01</text:p>
          </table:table-cell>
        </table:table-row>
        <table:table-row table:style-name="ro2">
          <table:table-cell office:value-type="string" calcext:value-type="string">
            <text:p>LC:NCI_H522</text:p>
          </table:table-cell>
          <table:table-cell office:value-type="float" office:value="-1.11" calcext:value-type="float">
            <text:p>-1.11</text:p>
          </table:table-cell>
        </table:table-row>
        <table:table-row table:style-name="ro2">
          <table:table-cell office:value-type="string" calcext:value-type="string">
            <text:p>OV:IGROV1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2">
          <table:table-cell office:value-type="string" calcext:value-type="string">
            <text:p>OV:OVCAR_3</text:p>
          </table:table-cell>
          <table:table-cell office:value-type="float" office:value="-1.2" calcext:value-type="float">
            <text:p>-1.2</text:p>
          </table:table-cell>
        </table:table-row>
        <table:table-row table:style-name="ro2">
          <table:table-cell office:value-type="string" calcext:value-type="string">
            <text:p>OV:OVCAR_4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OV:OVCAR_5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2">
          <table:table-cell office:value-type="string" calcext:value-type="string">
            <text:p>OV:OVCAR_8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OV:SK_OV_3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OV:NCI_ADR_R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:PC_3</text:p>
          </table:table-cell>
          <table:table-cell office:value-type="float" office:value="0.38" calcext:value-type="float">
            <text:p>0.38</text:p>
          </table:table-cell>
        </table:table-row>
        <table:table-row table:style-name="ro3">
          <table:table-cell office:value-type="string" calcext:value-type="string">
            <text:p>PR:DU_145</text:p>
          </table:table-cell>
          <table:table-cell office:value-type="float" office:value="0.49" calcext:value-type="float">
            <text:p>0.49</text:p>
          </table:table-cell>
        </table:table-row>
        <table:table-row table:style-name="ro3">
          <table:table-cell office:value-type="string" calcext:value-type="string">
            <text:p>RE:786_0</text:p>
          </table:table-cell>
          <table:table-cell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RE:A498</text:p>
          </table:table-cell>
          <table:table-cell office:value-type="float" office:value="-0.99" calcext:value-type="float">
            <text:p>-0.99</text:p>
          </table:table-cell>
        </table:table-row>
        <table:table-row table:style-name="ro3">
          <table:table-cell office:value-type="string" calcext:value-type="string">
            <text:p>RE:ACHN</text:p>
          </table:table-cell>
          <table:table-cell office:value-type="float" office:value="-1.19" calcext:value-type="float">
            <text:p>-1.19</text:p>
          </table:table-cell>
        </table:table-row>
        <table:table-row table:style-name="ro3">
          <table:table-cell office:value-type="string" calcext:value-type="string">
            <text:p>RE:CAKI_1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RE:RXF_393</text:p>
          </table:table-cell>
          <table:table-cell office:value-type="float" office:value="1.26" calcext:value-type="float">
            <text:p>1.26</text:p>
          </table:table-cell>
        </table:table-row>
        <table:table-row table:style-name="ro3">
          <table:table-cell office:value-type="string" calcext:value-type="string">
            <text:p>RE:SN12C</text:p>
          </table:table-cell>
          <table:table-cell office:value-type="float" office:value="0.81" calcext:value-type="float">
            <text:p>0.81</text:p>
          </table:table-cell>
        </table:table-row>
        <table:table-row table:style-name="ro3">
          <table:table-cell office:value-type="string" calcext:value-type="string">
            <text:p>RE:TK_10</text:p>
          </table:table-cell>
          <table:table-cell office:value-type="float" office:value="0.68" calcext:value-type="float">
            <text:p>0.68</text:p>
          </table:table-cell>
        </table:table-row>
        <table:table-row table:style-name="ro3">
          <table:table-cell office:value-type="string" calcext:value-type="string">
            <text:p>RE:UO_31</text:p>
          </table:table-cell>
          <table:table-cell office:value-type="float" office:value="0.77" calcext:value-type="float">
            <text:p>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6:48:05.94180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5-26T18:52:51Z</meta:creation-date>
    <dc:date>2020-05-27T16:48:55.080704072</dc:date>
    <meta:editing-cycles>5</meta:editing-cycles>
    <meta:editing-duration>PT40M50S</meta:editing-duration>
    <meta:document-statistic meta:table-count="2" meta:cell-count="602" meta:object-count="0"/>
  </office:meta>
</office:document-meta>
</file>